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08080" draw:shadow-opacity="100%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font-family="Thorndale" style:font-family-generic="roman" style:text-scale="9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4cm" svg:height="9.501cm" svg:x="8cm" svg:y="4.799cm">
          <text:p text:style-name="P1"><text:span text:style-name="T1">Johannes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path="true" draw:text-path-mode="shape" draw:text-path-scale="path" draw:text-path-same-letter-heights="false" draw:text-areas="0 0 21600 21600" draw:type="fontwork-arch-up-curve" draw:modifiers="-177.22517379539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10-03T11:21:05.61</meta:creation-date>
    <dc:date>2013-10-03T11:25:18.87</dc:date>
    <meta:editing-duration>PT4M13S</meta:editing-duration>
    <meta:editing-cycles>1</meta:editing-cycles>
    <meta:document-statistic meta:object-count="1"/>
    <meta:generator>OpenOffice.org/3.4$Win32 OpenOffice.org_project/340m1$Build-9590</meta:generator>
  </office:meta>
</office:document-meta>
</file>